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D00000284E0D716E2E7EC1BE1.png" manifest:media-type="image/png"/>
  <manifest:file-entry manifest:full-path="Pictures/100000010000039800000205601E381BA507C7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39d" officeooo:paragraph-rsid="0015739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elop Kernel from Scratch</text:p>
      <text:p text:style-name="P1"/>
      <text:p text:style-name="P1"/>
      <text:p text:style-name="P1"><draw:frame draw:style-name="fr1" draw:name="Image2" text:anchor-type="char" svg:x="3.7709in" svg:y="0.3335in" svg:width="3.5661in" svg:height="2.1283in" draw:z-index="1"><draw:image xlink:href="Pictures/100000010000039800000205601E381BA507C7C2.png" xlink:type="simple" xlink:show="embed" xlink:actuate="onLoad" draw:mime-type="image/png"/></draw:frame><draw:frame draw:style-name="fr1" draw:name="Image1" text:anchor-type="char" svg:x="-0.0165in" svg:y="0.2811in" svg:width="3.3744in" svg:height="2.2118in" draw:z-index="0"><draw:image xlink:href="Pictures/100000010000039D00000284E0D716E2E7EC1B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5:57:27.743569109</meta:creation-date>
    <dc:date>2024-02-23T18:13:03.878170428</dc:date>
    <meta:editing-duration>PT24M55S</meta:editing-duration>
    <meta:editing-cycles>1</meta:editing-cycles>
    <meta:document-statistic meta:table-count="0" meta:image-count="2" meta:object-count="0" meta:page-count="1" meta:paragraph-count="1" meta:word-count="4" meta:character-count="27" meta:non-whitespace-character-count="24"/>
    <meta:generator>LibreOffice/7.3.5.2$Linux_X86_64 LibreOffice_project/30$Build-2</meta:generator>
  </office:meta>
</office:document-meta>
</file>